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.getProfile( String profi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getRol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Application( String creatorsName , Date creationTimestamp , ApplicationDao dao , String name , String description , String password , PermissionDao permissionDao , RoleDao roleDao , ProfileDao profile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.getPermission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profil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getPermission( String pe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getProfil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rol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profileIterato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Application( String creatorsName , Date creationTimestamp , String modifiersName , Date modifyTimestamp , ApplicationDao dao , String name , String description , String userPassword , PermissionDao permissionDao , RoleDao roleDao , ProfileDao profile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permiss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.getRol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